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c1d50" officeooo:paragraph-rsid="004c1d50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69c22" officeooo:paragraph-rsid="00469c22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ad8d9" officeooo:paragraph-rsid="004ad8d9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c1d50" officeooo:paragraph-rsid="004c1d50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c1d50" officeooo:paragraph-rsid="00464033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4c1d50" officeooo:paragraph-rsid="00469c22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4c1d50" officeooo:paragraph-rsid="004c1d50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4ad8d9" officeooo:paragraph-rsid="004ad8d9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officeooo:rsid="004c1d50"/>
    </style:style>
    <style:style style:name="T6" style:family="text">
      <style:text-properties officeooo:rsid="004d8b2f"/>
    </style:style>
    <style:style style:name="T7" style:family="text">
      <style:text-properties officeooo:rsid="00469c2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style:font-name="Liberation Serif" fo:font-size="14pt" fo:font-weight="bold" officeooo:rsid="004c1d50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erif" fo:font-size="14pt" fo:font-weight="normal" officeooo:rsid="004d8b2f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c1d50" style:font-weight-asian="normal" style:font-weight-complex="normal"/>
    </style:style>
    <style:style style:name="T15" style:family="text">
      <style:text-properties officeooo:rsid="004e19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 </text:span>: <text:span text:style-name="T7">Comprendre les liens entre implication, contraposée et réciproque.</text:span></text:p>
      <text:h text:style-name="Heading_20_1" text:outline-level="1">Déroulé</text:h>
      <text:p text:style-name="P8"/>
      <text:p text:style-name="P8">Correction de l’évaluation (rendue la veille)</text:p>
      <text:p text:style-name="P3"/>
      <text:p text:style-name="P5">C<text:span text:style-name="T5">orrection du TaF</text:span><text:span text:style-name="T14"> : exercices 14 et 17 p. 254 pour apprendre à énoncer le théorème de Pythagore</text:span></text:p>
      <text:p text:style-name="P9"/>
      <text:p text:style-name="P7">Activité<text:span text:style-name="T13"> : exercice 20 p. 254</text:span></text:p>
      <text:p text:style-name="P10">premier exercice où on utilise le théorème de Pythagore pour calculer la longueur d’un segment. On tombe sur un carré parfait (81), mais si <text:span text:style-name="T6">ça n’avait</text:span> pas <text:span text:style-name="T6">été</text:span> le cas, on <text:span text:style-name="T6">aurait été coincé : on </text:span>a besoin d’un nouvel outil pour « s’affranchir » du carré, <text:span text:style-name="T6">c’est la</text:span> racine carrée</text:p>
      <text:p text:style-name="P10"/>
      <text:p text:style-name="P4"><text:span text:style-name="T8">Cours </text:span><text:span text:style-name="T13">: définition de la racine carrée</text:span></text:p>
      <text:p text:style-name="P6"/>
      <text:p text:style-name="P11"><text:span text:style-name="T9">T</text:span><text:span text:style-name="T10">a</text:span><text:span text:style-name="T9">F</text:span><text:span text:style-name="T11"> : </text:span><text:span text:style-name="T12">(pas eu le temps de le donner, ça a sonné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07">
      <number:month number:calendar="jewish" number:style="long" number:textual="true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3">
      <number:month number:calendar="jewish" number:style="long" number:textual="true"/>
      <number:text> </number:text>
      <number:day number:calendar="jewish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4c1d50"/>
    </style:style>
    <style:style style:name="MT6" style:family="text">
      <style:text-properties officeooo:rsid="004e195c"/>
    </style:style>
    <style:style style:name="MT7" style:family="text">
      <style:text-properties officeooo:rsid="004d8b2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Pythagore</text:span><text:tab/><text:span text:style-name="MT3">Séance </text:span><text:span text:style-name="MT5">2 </text:span><text:span text:style-name="MT6">(1h) </text:span><text:span text:style-name="MT5">– </text:span><text:span text:style-name="MT7">19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9T16:04:53.142402501</dc:date>
    <meta:editing-duration>PT19H23M5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9" meta:character-count="661" meta:non-whitespace-character-count="549"/>
  </office:meta>
</office:document-meta>
</file>